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996" table:default-cell-style-name="ce2"/>
        <table:table-row table:style-name="ro1">
          <table:table-cell table:style-name="ce1" office:value-type="string" calcext:value-type="string">
            <text:p>Heading</text:p>
          </table:table-cell>
          <table:table-cell table:style-name="Default" office:value-type="string" calcext:value-type="string">
            <text:p>Mid-Heading</text:p>
          </table:table-cell>
          <table:table-cell table:style-name="ce1" office:value-type="string" calcext:value-type="string">
            <text:p>Mid-Heading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Year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office:value-type="string" calcext:value-type="string">
            <text:p>ejg </text:p>
          </table:table-cell>
          <table:table-cell office:value-type="string" calcext:value-type="string">
            <text:p>cfÛ\g} hUufdf ejg</text:p>
          </table:table-cell>
          <table:table-cell office:value-type="float" office:value="38000000" calcext:value-type="float">
            <text:p>38000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table:number-columns-repeated="2" office:value-type="string" calcext:value-type="string">
            <text:p>sfof{no pk-s&lt;)f sDKo'^&lt;</text:p>
          </table:table-cell>
          <table:table-cell office:value-type="float" office:value="17350000" calcext:value-type="float">
            <text:p>17350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office:value-type="string" calcext:value-type="string">
            <text:p>sfof{no pk-s)f cGo</text:p>
          </table:table-cell>
          <table:table-cell office:value-type="string" calcext:value-type="string">
            <text:p>sfof{no pk-s&lt;)f cGo</text:p>
          </table:table-cell>
          <table:table-cell office:value-type="float" office:value="23545000" calcext:value-type="float">
            <text:p>23545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table:number-columns-repeated="2" office:value-type="string" calcext:value-type="string">
            <text:p>Ûlg{r&lt; &lt; lÛl^é;\</text:p>
          </table:table-cell>
          <table:table-cell office:value-type="float" office:value="1900000" calcext:value-type="float">
            <text:p>1900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table:number-columns-repeated="2" office:value-type="string" calcext:value-type="string">
            <text:p>;jf&lt;L ;fwgx?</text:p>
          </table:table-cell>
          <table:table-cell office:value-type="float" office:value="10000000" calcext:value-type="float">
            <text:p>10000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table:number-columns-repeated="2" office:value-type="string" calcext:value-type="string">
            <text:p>oGq tyf pk-s&lt;)f</text:p>
          </table:table-cell>
          <table:table-cell office:value-type="float" office:value="17000000" calcext:value-type="float">
            <text:p>1700000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k"+lhut ;DklQ</text:p>
          </table:table-cell>
          <table:table-cell office:value-type="string" calcext:value-type="string">
            <text:p>lb#{sfnLg C)f</text:p>
          </table:table-cell>
          <table:table-cell office:value-type="string" calcext:value-type="string">
            <text:p>oGq tyf pk-s&lt;)f</text:p>
          </table:table-cell>
          <table:table-cell office:value-type="float" office:value="60000000" calcext:value-type="float">
            <text:p>60000000</text:p>
          </table:table-cell>
          <table:table-cell table:number-columns-repeated="996"/>
        </table:table-row>
        <table:table-row table:style-name="ro1" table:number-rows-repeated="1048567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08:18:50.773239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2T08:21:30.066926360</dc:date>
    <meta:generator>LibreOffice/4.2.4.2$Linux_x86 LibreOffice_project/420m0$Build-2</meta:generator>
    <meta:editing-duration>PT10M31S</meta:editing-duration>
    <meta:editing-cycles>7</meta:editing-cycles>
    <meta:document-statistic meta:table-count="1" meta:cell-count="33" meta:object-count="0"/>
  </office:meta>
</office:document-meta>
</file>